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Gras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609941" draw:marker-start-width="0.33cm" draw:marker-start-center="false" draw:marker-end-width="0.33cm" draw:marker-end-center="false" draw:fill="solid" draw:fill-color="#ffff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609941" draw:marker-start-width="0.33cm" draw:marker-start-center="false" draw:marker-end-width="0.33cm" draw:marker-end-center="false" draw:fill="solid" draw:fill-color="#ffffff" fo:min-height="0.25cm" draw:shadow="hidden" draw:shadow-offset-x="0.3cm" draw:shadow-offset-y="0.3cm" draw:shadow-color="#808080"/>
    </style:style>
    <style:style style:name="P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color="#75ab24" style:text-outline="false" style:text-line-through-style="none" style:text-line-through-type="none" style:font-name="Bitstream Vera Sans" fo:font-size="9pt" fo:font-style="normal" fo:text-shadow="none" style:text-underline-style="none" fo:font-weight="bold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color="#609941" style:text-outline="false" style:text-line-through-style="none" style:text-line-through-type="none" style:font-name="Bitstream Vera Sans" fo:font-size="9pt" fo:font-style="normal" fo:text-shadow="none" style:text-underline-style="none" fo:font-weight="bold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fo:color="#609941" style:text-outline="false" style:text-line-through-style="none" style:text-line-through-type="none" style:font-name="Bitstream Vera Sans" fo:font-size="9pt" fo:font-style="normal" fo:text-shadow="none" style:text-underline-style="none" fo:font-weight="bold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572cm" svg:height="0.504cm" svg:x="10.098cm" svg:y="13.587cm" svg:viewBox="0 0 573 505" svg:d="M90 44c-14 53 23 101-58 150-32 30-32 106-32 168 2 51 23 128 99 111 56-14 118-11 171 3s127 50 169 13c44-43 25-127 76-166s65-110 55-168c-9-77-113-60-159-106-51-49-118-26-173-49l-58 5-53 23-44 27z">
            <text:p/>
          </draw:path>
          <draw:path draw:style-name="gr1" draw:text-style-name="P1" draw:layer="layout" svg:width="0.359cm" svg:height="0.144cm" svg:x="10.257cm" svg:y="13.665cm" svg:viewBox="0 0 360 145" svg:d="M0 0c0 92 65 62 106 72 58 16 109 48 164 73l56-11 34-56-13-11">
            <text:p/>
          </draw:path>
          <draw:path draw:style-name="gr1" draw:text-style-name="P1" draw:layer="layout" svg:width="1.786cm" svg:height="1.861cm" svg:x="9.491cm" svg:y="14.226cm" svg:viewBox="0 0 1787 1862" svg:d="M598 28c-81 23-90 104-134 161s-120 93-157 160-74 115-120 168-67 109-97 166-44 121-65 183c-16 53-25 108-23 166s-2 123-2 183 0 127 25 173 72 106 83 166c14 74 88 92 139 134s97 102 166 99 104 49 171 46c58-4 113-2 166 10s111 7 169 11 113-20 166 0c67 26 104-23 171-16s127-30 178-72 104-78 166-106 113-85 113-155c5-62 28-119 58-173s9-111 9-166 0-115 0-173-9-113-30-166c-30-69-67-136-127-171-90-51-32-116-113-150-60-28-118-72-164-118-58-51-134-76-173-139s-74-110-127-166c-42-39-113 19-169 0s-108-23-166-34l-53-49-58 23h-2z">
            <text:p/>
          </draw:path>
          <draw:path draw:style-name="gr1" draw:text-style-name="P1" draw:layer="layout" svg:width="0.454cm" svg:height="0.144cm" svg:x="10.073cm" svg:y="14.042cm" svg:viewBox="0 0 455 145" svg:d="M28 0c-28 7-28 123-28 122s115-21 164 0c64 26 115 24 168 12 45-11 151 57 116-49l-55-36">
            <text:p/>
          </draw:path>
          <draw:polyline draw:style-name="gr1" draw:text-style-name="P1" draw:layer="layout" svg:width="0.043cm" svg:height="0.066cm" svg:x="10.07cm" svg:y="14.171cm" svg:viewBox="0 0 44 67" draw:points="44,0 0,55 44,67">
            <text:p/>
          </draw:polyline>
          <draw:polyline draw:style-name="gr1" draw:text-style-name="P1" draw:layer="layout" svg:width="0.038cm" svg:height="0.115cm" svg:x="10.53cm" svg:y="14.181cm" svg:viewBox="0 0 39 116" draw:points="0,0 39,56 11,111 11,116">
            <text:p/>
          </draw:polyline>
          <draw:path draw:style-name="gr1" draw:text-style-name="P1" draw:layer="layout" svg:width="0.288cm" svg:height="0.232cm" svg:x="10.025cm" svg:y="14.298cm" svg:viewBox="0 0 289 233" svg:d="M0 233c39-67 118-90 166-150l56-49 55-18 12-16">
            <text:p/>
          </draw:path>
          <draw:path draw:style-name="gr1" draw:text-style-name="P1" draw:layer="layout" svg:width="0.075cm" svg:height="0.188cm" svg:x="10.242cm" svg:y="14.308cm" svg:viewBox="0 0 76 189" svg:d="M0 189c12-57 39-110 60-166l16-23">
            <text:p/>
          </draw:path>
          <draw:path draw:style-name="gr1" draw:text-style-name="P1" draw:layer="layout" svg:width="0.077cm" svg:height="0.232cm" svg:x="10.352cm" svg:y="14.298cm" svg:viewBox="0 0 78 233" svg:d="M78 233c0-58 1-118-22-171l-49-57-7-5">
            <text:p/>
          </draw:path>
          <draw:path draw:style-name="gr1" draw:text-style-name="P1" draw:layer="layout" svg:width="0.041cm" svg:height="0.181cm" svg:x="10.204cm" svg:y="13.843cm" svg:viewBox="0 0 42 182" svg:d="M0 182c0-62 83-108 16-166l-11-16">
            <text:p/>
          </draw:path>
          <draw:polyline draw:style-name="gr1" draw:text-style-name="P1" draw:layer="layout" svg:width="0.1cm" svg:height="0.138cm" svg:x="10.401cm" svg:y="13.892cm" svg:viewBox="0 0 101 139" draw:points="0,139 34,85 90,39 101,0">
            <text:p/>
          </draw:polyline>
          <draw:frame draw:style-name="gr2" draw:text-style-name="P3" draw:layer="layout" svg:width="1.304cm" svg:height="0.997cm" svg:x="9.74cm" svg:y="15.026cm">
            <draw:text-box>
              <text:p text:style-name="P2"><text:span text:style-name="T1">gazon</text:span></text:p>
            </draw:text-box>
          </draw:frame>
          <draw:path draw:style-name="gr1" draw:text-style-name="P1" draw:layer="layout" svg:width="0.572cm" svg:height="0.504cm" svg:x="11.207cm" svg:y="13.688cm" svg:viewBox="0 0 573 505" svg:d="M88 44c-12 53 23 99-56 150-32 30-32 106-32 166 2 53 21 130 99 111 54-14 116-9 169 5s127 50 169 11 25-125 78-166 64-109 55-166c-11-79-113-60-159-106-51-49-118-26-175-49l-54 5-55 23-46 27z">
            <text:p/>
          </draw:path>
          <draw:path draw:style-name="gr1" draw:text-style-name="P1" draw:layer="layout" svg:width="0.359cm" svg:height="0.144cm" svg:x="11.37cm" svg:y="13.765cm" svg:viewBox="0 0 360 145" svg:d="M0 0c0 92 67 62 106 72 60 14 111 48 167 73l55-13 32-54-11-13">
            <text:p/>
          </draw:path>
          <draw:path draw:style-name="gr1" draw:text-style-name="P1" draw:layer="layout" svg:width="1.786cm" svg:height="1.862cm" svg:x="10.599cm" svg:y="14.324cm" svg:viewBox="0 0 1787 1863" svg:d="M598 28c-78 25-90 106-134 163s-120 93-155 160-74 113-122 166-65 109-94 167-45 122-67 182c-15 53-26 109-21 168s-5 121-5 183 0 125 26 171 71 106 83 168c16 74 90 91 140 132s97 102 166 101 104 47 171 45c56-3 113-1 165 11s112 5 168 11 115-20 168 0c68 26 104-25 169-18s127-28 178-71 102-79 168-107 113-85 114-154c2-61 27-118 55-172s11-112 11-168 0-115 0-171-11-115-30-166c-30-69-67-136-127-173-90-49-34-114-113-150-62-26-119-70-164-116-59-51-133-78-175-140s-74-111-127-165c-39-41-113 17-166 0-58-20-111-23-167-34l-55-51-55 23h-5z">
            <text:p/>
          </draw:path>
          <draw:path draw:style-name="gr1" draw:text-style-name="P1" draw:layer="layout" svg:width="0.455cm" svg:height="0.144cm" svg:x="11.186cm" svg:y="14.143cm" svg:viewBox="0 0 456 145" svg:d="M30 0c-30 7-30 122-30 122 0 0 116-21 168 0 61 26 111 23 165 12 46-11 152 57 115-51l-53-34">
            <text:p/>
          </draw:path>
          <draw:polyline draw:style-name="gr1" draw:text-style-name="P1" draw:layer="layout" svg:width="0.043cm" svg:height="0.066cm" svg:x="11.181cm" svg:y="14.27cm" svg:viewBox="0 0 44 67" draw:points="44,0 0,55 44,67">
            <text:p/>
          </draw:polyline>
          <draw:polyline draw:style-name="gr1" draw:text-style-name="P1" draw:layer="layout" svg:width="0.036cm" svg:height="0.117cm" svg:x="11.641cm" svg:y="14.28cm" svg:viewBox="0 0 37 118" draw:points="0,0 37,56 11,111 11,118">
            <text:p/>
          </draw:polyline>
          <draw:path draw:style-name="gr1" draw:text-style-name="P1" draw:layer="layout" svg:width="0.287cm" svg:height="0.232cm" svg:x="11.137cm" svg:y="14.398cm" svg:viewBox="0 0 288 233" svg:d="M0 233c39-69 118-92 166-150l54-51 57-16 11-16">
            <text:p/>
          </draw:path>
          <draw:path draw:style-name="gr1" draw:text-style-name="P1" draw:layer="layout" svg:width="0.075cm" svg:height="0.188cm" svg:x="11.354cm" svg:y="14.409cm" svg:viewBox="0 0 76 189" svg:d="M0 189c11-58 39-111 60-168l16-21">
            <text:p/>
          </draw:path>
          <draw:path draw:style-name="gr1" draw:text-style-name="P1" draw:layer="layout" svg:width="0.077cm" svg:height="0.232cm" svg:x="11.463cm" svg:y="14.398cm" svg:viewBox="0 0 78 233" svg:d="M78 233c0-58 1-120-22-173l-51-55-5-5">
            <text:p/>
          </draw:path>
          <draw:path draw:style-name="gr1" draw:text-style-name="P1" draw:layer="layout" svg:width="0.041cm" svg:height="0.182cm" svg:x="11.315cm" svg:y="13.942cm" svg:viewBox="0 0 42 183" svg:d="M0 183c0-63 83-107 16-165l-14-18">
            <text:p/>
          </draw:path>
          <draw:polyline draw:style-name="gr1" draw:text-style-name="P1" draw:layer="layout" svg:width="0.1cm" svg:height="0.137cm" svg:x="11.512cm" svg:y="13.993cm" svg:viewBox="0 0 101 138" draw:points="0,138 34,83 90,39 101,0">
            <text:p/>
          </draw:polyline>
          <draw:frame draw:style-name="gr2" draw:text-style-name="P3" draw:layer="layout" svg:width="1.304cm" svg:height="0.997cm" svg:x="10.851cm" svg:y="15.127cm">
            <draw:text-box>
              <text:p text:style-name="P2"><text:span text:style-name="T1">gazon</text:span></text:p>
            </draw:text-box>
          </draw:frame>
          <draw:path draw:style-name="gr1" draw:text-style-name="P1" draw:layer="layout" svg:width="0.571cm" svg:height="0.505cm" svg:x="10.698cm" svg:y="14.187cm" svg:viewBox="0 0 572 506" svg:d="M88 44c-14 53 23 101-56 150-32 30-32 106-32 168 2 51 25 130 99 111 54-14 116-11 173 5s123 48 165 11 29-127 78-166 64-110 55-168c-11-77-115-58-161-104-49-51-116-28-173-51l-54 5-55 23-46 27z">
            <text:p/>
          </draw:path>
          <draw:path draw:style-name="gr1" draw:text-style-name="P1" draw:layer="layout" svg:width="0.359cm" svg:height="0.144cm" svg:x="10.858cm" svg:y="14.264cm" svg:viewBox="0 0 360 145" svg:d="M0 0c0 92 67 64 106 72 58 16 106 48 164 73l53-11 37-56-14-11">
            <text:p/>
          </draw:path>
          <draw:path draw:style-name="gr1" draw:text-style-name="P1" draw:layer="layout" svg:width="1.786cm" svg:height="1.862cm" svg:x="10.091cm" svg:y="14.825cm" svg:viewBox="0 0 1787 1863" svg:d="M598 28c-78 23-90 104-134 161s-120 93-157 160-74 115-120 168-67 109-97 166-44 121-62 183c-19 53-28 109-23 166s-5 123-5 183 0 127 28 173 69 106 83 166c14 74 88 93 136 134s97 101 166 101 104 47 174 44c55-4 110-2 166 10s108 6 166 13 113-22 166 0c70 24 104-25 171-18s127-30 178-72 104-78 166-106 113-85 116-155c2-60 25-119 55-171s9-112 12-168-3-115 0-173-12-113-33-166c-30-69-64-136-127-171-87-51-32-116-113-150-60-28-115-72-164-118-55-51-131-76-173-138s-74-112-127-167c-39-39-113 18-166 0-58-19-111-23-166-34l-56-49-55 23h-5z">
            <text:p/>
          </draw:path>
          <draw:path draw:style-name="gr1" draw:text-style-name="P1" draw:layer="layout" svg:width="0.455cm" svg:height="0.144cm" svg:x="10.678cm" svg:y="14.642cm" svg:viewBox="0 0 456 145" svg:d="M30 0c-30 9-30 123-30 122s116-21 168 0c61 26 112 24 165 12 46-11 152 57 115-49l-53-36">
            <text:p/>
          </draw:path>
          <draw:polyline draw:style-name="gr1" draw:text-style-name="P1" draw:layer="layout" svg:width="0.043cm" svg:height="0.066cm" svg:x="10.669cm" svg:y="14.771cm" svg:viewBox="0 0 44 67" draw:points="44,0 0,55 44,67">
            <text:p/>
          </draw:polyline>
          <draw:polyline draw:style-name="gr1" draw:text-style-name="P1" draw:layer="layout" svg:width="0.038cm" svg:height="0.115cm" svg:x="11.13cm" svg:y="14.781cm" svg:viewBox="0 0 39 116" draw:points="0,0 39,56 11,111 11,116">
            <text:p/>
          </draw:polyline>
          <draw:path draw:style-name="gr1" draw:text-style-name="P1" draw:layer="layout" svg:width="0.288cm" svg:height="0.232cm" svg:x="10.625cm" svg:y="14.898cm" svg:viewBox="0 0 289 233" svg:d="M0 233c41-67 118-90 168-150l54-48 57-19 10-16">
            <text:p/>
          </draw:path>
          <draw:path draw:style-name="gr1" draw:text-style-name="P1" draw:layer="layout" svg:width="0.077cm" svg:height="0.19cm" svg:x="10.842cm" svg:y="14.908cm" svg:viewBox="0 0 78 191" svg:d="M0 191c12-60 41-113 62-168l16-23">
            <text:p/>
          </draw:path>
          <draw:path draw:style-name="gr1" draw:text-style-name="P1" draw:layer="layout" svg:width="0.078cm" svg:height="0.232cm" svg:x="10.952cm" svg:y="14.898cm" svg:viewBox="0 0 79 233" svg:d="M79 233c0-58 2-118-23-171l-49-57-7-5">
            <text:p/>
          </draw:path>
          <draw:path draw:style-name="gr1" draw:text-style-name="P1" draw:layer="layout" svg:width="0.041cm" svg:height="0.181cm" svg:x="10.805cm" svg:y="14.442cm" svg:viewBox="0 0 42 182" svg:d="M0 182c0-62 83-108 16-166l-14-16">
            <text:p/>
          </draw:path>
          <draw:polyline draw:style-name="gr1" draw:text-style-name="P1" draw:layer="layout" svg:width="0.098cm" svg:height="0.138cm" svg:x="11.003cm" svg:y="14.492cm" svg:viewBox="0 0 99 139" draw:points="0,139 32,85 88,39 99,0">
            <text:p/>
          </draw:polyline>
          <draw:frame draw:style-name="gr2" draw:text-style-name="P3" draw:layer="layout" svg:width="1.301cm" svg:height="0.997cm" svg:x="10.339cm" svg:y="15.626cm">
            <draw:text-box>
              <text:p text:style-name="P2"><text:span text:style-name="T1">gazon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Gras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3T11:57:03.985945063</meta:creation-date>
    <dc:date>2018-05-13T11:57:23.862914894</dc:date>
    <meta:editing-duration>PT20S</meta:editing-duration>
    <meta:editing-cycles>1</meta:editing-cycles>
    <meta:document-statistic meta:object-count="37"/>
    <meta:generator>LibreOffice/6.0.0.3$MacOSX_X86_64 LibreOffice_project/64a0f66915f38c6217de274f0aa8e15618924765</meta:generator>
  </office:meta>
</office:document-meta>
</file>